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2013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C1]+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C2]+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C3]+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C4]+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C5]+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C6]+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C7]+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C8]+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C9]+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C10]+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C11]+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C12]+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C13]+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C14]+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C15]+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C16]+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C17]+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C18]+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C19]+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C20]+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C21]+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C22]+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C23]+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C24]+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771">
            <text:p>8771</text:p>
          </table:table-cell>
          <table:table-cell table:formula="of:=[.C25]+[.B26]" office:value-type="float" office:value="232521">
            <text:p>23252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595.58">
            <text:p>8596</text:p>
          </table:table-cell>
          <table:table-cell table:formula="of:=[.C26]+[.B27]" office:value-type="float" office:value="241116.58">
            <text:p>24111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423.6684">
            <text:p>8424</text:p>
          </table:table-cell>
          <table:table-cell table:formula="of:=[.C27]+[.B28]" office:value-type="float" office:value="249540.2484">
            <text:p>24954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255.195032">
            <text:p>8255</text:p>
          </table:table-cell>
          <table:table-cell table:formula="of:=[.C28]+[.B29]" office:value-type="float" office:value="257795.443432">
            <text:p>2577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090.09113136">
            <text:p>8090</text:p>
          </table:table-cell>
          <table:table-cell table:formula="of:=[.C29]+[.B30]" office:value-type="float" office:value="265885.53456336">
            <text:p>26588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7928.2893087328">
            <text:p>7928</text:p>
          </table:table-cell>
          <table:table-cell table:formula="of:=[.C30]+[.B31]" office:value-type="float" office:value="273813.823872093">
            <text:p>27381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7769.72352255814">
            <text:p>7770</text:p>
          </table:table-cell>
          <table:table-cell table:formula="of:=[.C31]+[.B32]" office:value-type="float" office:value="281583.547394651">
            <text:p>28158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614.32905210698">
            <text:p>7614</text:p>
          </table:table-cell>
          <table:table-cell table:formula="of:=[.C32]+[.B33]" office:value-type="float" office:value="289197.876446758">
            <text:p>28919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462.04247106484">
            <text:p>7462</text:p>
          </table:table-cell>
          <table:table-cell table:formula="of:=[.C33]+[.B34]" office:value-type="float" office:value="296659.918917823">
            <text:p>29666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312.80162164354">
            <text:p>7313</text:p>
          </table:table-cell>
          <table:table-cell table:formula="of:=[.C34]+[.B35]" office:value-type="float" office:value="303972.720539466">
            <text:p>30397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166.54558921067">
            <text:p>7167</text:p>
          </table:table-cell>
          <table:table-cell table:formula="of:=[.C35]+[.B36]" office:value-type="float" office:value="311139.266128677">
            <text:p>31113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023.21467742646">
            <text:p>7023</text:p>
          </table:table-cell>
          <table:table-cell table:formula="of:=[.C36]+[.B37]" office:value-type="float" office:value="318162.480806103">
            <text:p>31816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6882.75038387793">
            <text:p>6883</text:p>
          </table:table-cell>
          <table:table-cell table:formula="of:=[.C37]+[.B38]" office:value-type="float" office:value="325045.231189981">
            <text:p>32504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6745.09537620037">
            <text:p>6745</text:p>
          </table:table-cell>
          <table:table-cell table:formula="of:=[.C38]+[.B39]" office:value-type="float" office:value="331790.326566182">
            <text:p>33179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610.19346867636">
            <text:p>6610</text:p>
          </table:table-cell>
          <table:table-cell table:formula="of:=[.C39]+[.B40]" office:value-type="float" office:value="338400.520034858">
            <text:p>33840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477.98959930284">
            <text:p>6478</text:p>
          </table:table-cell>
          <table:table-cell table:formula="of:=[.C40]+[.B41]" office:value-type="float" office:value="344878.509634161">
            <text:p>34487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348.42980731678">
            <text:p>6348</text:p>
          </table:table-cell>
          <table:table-cell table:formula="of:=[.C41]+[.B42]" office:value-type="float" office:value="351226.939441478">
            <text:p>35122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221.46121117044">
            <text:p>6221</text:p>
          </table:table-cell>
          <table:table-cell table:formula="of:=[.C42]+[.B43]" office:value-type="float" office:value="357448.400652648">
            <text:p>35744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097.03198694704">
            <text:p>6097</text:p>
          </table:table-cell>
          <table:table-cell table:formula="of:=[.C43]+[.B44]" office:value-type="float" office:value="363545.432639595">
            <text:p>36354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5975.0913472081">
            <text:p>5975</text:p>
          </table:table-cell>
          <table:table-cell table:formula="of:=[.C44]+[.B45]" office:value-type="float" office:value="369520.523986803">
            <text:p>36952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5855.58952026393">
            <text:p>5856</text:p>
          </table:table-cell>
          <table:table-cell table:formula="of:=[.C45]+[.B46]" office:value-type="float" office:value="375376.113507067">
            <text:p>37537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738.47772985865">
            <text:p>5738</text:p>
          </table:table-cell>
          <table:table-cell table:formula="of:=[.C46]+[.B47]" office:value-type="float" office:value="381114.591236926">
            <text:p>38111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623.70817526148">
            <text:p>5624</text:p>
          </table:table-cell>
          <table:table-cell table:formula="of:=[.C47]+[.B48]" office:value-type="float" office:value="386738.299412187">
            <text:p>38673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511.23401175625">
            <text:p>5511</text:p>
          </table:table-cell>
          <table:table-cell table:formula="of:=[.C48]+[.B49]" office:value-type="float" office:value="392249.533423944">
            <text:p>39225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401.00933152113">
            <text:p>5401</text:p>
          </table:table-cell>
          <table:table-cell table:formula="of:=[.C49]+[.B50]" office:value-type="float" office:value="397650.542755465">
            <text:p>39765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292.9891448907">
            <text:p>5293</text:p>
          </table:table-cell>
          <table:table-cell table:formula="of:=[.C50]+[.B51]" office:value-type="float" office:value="402943.531900355">
            <text:p>40294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187.12936199289">
            <text:p>5187</text:p>
          </table:table-cell>
          <table:table-cell table:formula="of:=[.C51]+[.B52]" office:value-type="float" office:value="408130.661262348">
            <text:p>40813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083.38677475303">
            <text:p>5083</text:p>
          </table:table-cell>
          <table:table-cell table:formula="of:=[.C52]+[.B53]" office:value-type="float" office:value="413214.048037101">
            <text:p>41321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981.71903925797">
            <text:p>4982</text:p>
          </table:table-cell>
          <table:table-cell table:formula="of:=[.C53]+[.B54]" office:value-type="float" office:value="418195.767076359">
            <text:p>41819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882.08465847281">
            <text:p>4882</text:p>
          </table:table-cell>
          <table:table-cell table:formula="of:=[.C54]+[.B55]" office:value-type="float" office:value="423077.851734832">
            <text:p>42307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784.44296530335">
            <text:p>4784</text:p>
          </table:table-cell>
          <table:table-cell table:formula="of:=[.C55]+[.B56]" office:value-type="float" office:value="427862.294700136">
            <text:p>42786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688.75410599729">
            <text:p>4689</text:p>
          </table:table-cell>
          <table:table-cell table:formula="of:=[.C56]+[.B57]" office:value-type="float" office:value="432551.048806133">
            <text:p>43255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594.97902387734">
            <text:p>4595</text:p>
          </table:table-cell>
          <table:table-cell table:formula="of:=[.C57]+[.B58]" office:value-type="float" office:value="437146.02783001">
            <text:p>43714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503.07944339979">
            <text:p>4503</text:p>
          </table:table-cell>
          <table:table-cell table:formula="of:=[.C58]+[.B59]" office:value-type="float" office:value="441649.10727341">
            <text:p>44164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413.0178545318">
            <text:p>4413</text:p>
          </table:table-cell>
          <table:table-cell table:formula="of:=[.C59]+[.B60]" office:value-type="float" office:value="446062.125127942">
            <text:p>44606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324.75749744116">
            <text:p>4325</text:p>
          </table:table-cell>
          <table:table-cell table:formula="of:=[.C60]+[.B61]" office:value-type="float" office:value="450386.882625383">
            <text:p>4503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238.26234749234">
            <text:p>4238</text:p>
          </table:table-cell>
          <table:table-cell table:formula="of:=[.C61]+[.B62]" office:value-type="float" office:value="454625.144972875">
            <text:p>45462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153.49710054249">
            <text:p>4153</text:p>
          </table:table-cell>
          <table:table-cell table:formula="of:=[.C62]+[.B63]" office:value-type="float" office:value="458778.642073418">
            <text:p>45877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070.42715853164">
            <text:p>4070</text:p>
          </table:table-cell>
          <table:table-cell table:formula="of:=[.C63]+[.B64]" office:value-type="float" office:value="462849.069231949">
            <text:p>46284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3989.01861536101">
            <text:p>3989</text:p>
          </table:table-cell>
          <table:table-cell table:formula="of:=[.C64]+[.B65]" office:value-type="float" office:value="466838.08784731">
            <text:p>46683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3909.23824305379">
            <text:p>3909</text:p>
          </table:table-cell>
          <table:table-cell table:formula="of:=[.C65]+[.B66]" office:value-type="float" office:value="470747.326090364">
            <text:p>47074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831.05347819271">
            <text:p>3831</text:p>
          </table:table-cell>
          <table:table-cell table:formula="of:=[.C66]+[.B67]" office:value-type="float" office:value="474578.379568557">
            <text:p>47457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754.43240862886">
            <text:p>3754</text:p>
          </table:table-cell>
          <table:table-cell table:formula="of:=[.C67]+[.B68]" office:value-type="float" office:value="478332.811977186">
            <text:p>47833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679.34376045628">
            <text:p>3679</text:p>
          </table:table-cell>
          <table:table-cell table:formula="of:=[.C68]+[.B69]" office:value-type="float" office:value="482012.155737642">
            <text:p>48201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605.75688524715">
            <text:p>3606</text:p>
          </table:table-cell>
          <table:table-cell table:formula="of:=[.C69]+[.B70]" office:value-type="float" office:value="485617.912622889">
            <text:p>48561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533.64174754221">
            <text:p>3534</text:p>
          </table:table-cell>
          <table:table-cell table:formula="of:=[.C70]+[.B71]" office:value-type="float" office:value="489151.554370431">
            <text:p>48915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462.96891259137">
            <text:p>3463</text:p>
          </table:table-cell>
          <table:table-cell table:formula="of:=[.C71]+[.B72]" office:value-type="float" office:value="492614.523283023">
            <text:p>49261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393.70953433954">
            <text:p>3394</text:p>
          </table:table-cell>
          <table:table-cell table:formula="of:=[.C72]+[.B73]" office:value-type="float" office:value="496008.232817362">
            <text:p>49600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325.83534365275">
            <text:p>3326</text:p>
          </table:table-cell>
          <table:table-cell table:formula="of:=[.C73]+[.B74]" office:value-type="float" office:value="499334.068161015">
            <text:p>49933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259.31863677969">
            <text:p>3259</text:p>
          </table:table-cell>
          <table:table-cell table:formula="of:=[.C74]+[.B75]" office:value-type="float" office:value="502593.386797795">
            <text:p>50259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194.1322640441">
            <text:p>3194</text:p>
          </table:table-cell>
          <table:table-cell table:formula="of:=[.C75]+[.B76]" office:value-type="float" office:value="505787.519061839">
            <text:p>50578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130.24961876322">
            <text:p>3130</text:p>
          </table:table-cell>
          <table:table-cell table:formula="of:=[.C76]+[.B77]" office:value-type="float" office:value="508917.768680602">
            <text:p>50891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067.64462638795">
            <text:p>3068</text:p>
          </table:table-cell>
          <table:table-cell table:formula="of:=[.C77]+[.B78]" office:value-type="float" office:value="511985.41330699">
            <text:p>51198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006.29173386019">
            <text:p>3006</text:p>
          </table:table-cell>
          <table:table-cell table:formula="of:=[.C78]+[.B79]" office:value-type="float" office:value="514991.70504085">
            <text:p>51499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2946.16589918299">
            <text:p>2946</text:p>
          </table:table-cell>
          <table:table-cell table:formula="of:=[.C79]+[.B80]" office:value-type="float" office:value="517937.870940033">
            <text:p>51793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2887.24258119933">
            <text:p>2887</text:p>
          </table:table-cell>
          <table:table-cell table:formula="of:=[.C80]+[.B81]" office:value-type="float" office:value="520825.113521232">
            <text:p>52082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829.49772957534">
            <text:p>2829</text:p>
          </table:table-cell>
          <table:table-cell table:formula="of:=[.C81]+[.B82]" office:value-type="float" office:value="523654.611250808">
            <text:p>52365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772.90777498384">
            <text:p>2773</text:p>
          </table:table-cell>
          <table:table-cell table:formula="of:=[.C82]+[.B83]" office:value-type="float" office:value="526427.519025792">
            <text:p>52642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717.44961948416">
            <text:p>2717</text:p>
          </table:table-cell>
          <table:table-cell table:formula="of:=[.C83]+[.B84]" office:value-type="float" office:value="529144.968645276">
            <text:p>52914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663.10062709448">
            <text:p>2663</text:p>
          </table:table-cell>
          <table:table-cell table:formula="of:=[.C84]+[.B85]" office:value-type="float" office:value="531808.06927237">
            <text:p>53180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609.83861455259">
            <text:p>2610</text:p>
          </table:table-cell>
          <table:table-cell table:formula="of:=[.C85]+[.B86]" office:value-type="float" office:value="534417.907886923">
            <text:p>53441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557.64184226154">
            <text:p>2558</text:p>
          </table:table-cell>
          <table:table-cell table:formula="of:=[.C86]+[.B87]" office:value-type="float" office:value="536975.549729184">
            <text:p>53697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506.48900541631">
            <text:p>2506</text:p>
          </table:table-cell>
          <table:table-cell table:formula="of:=[.C87]+[.B88]" office:value-type="float" office:value="539482.038734601">
            <text:p>53948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456.35922530798">
            <text:p>2456</text:p>
          </table:table-cell>
          <table:table-cell table:formula="of:=[.C88]+[.B89]" office:value-type="float" office:value="541938.397959909">
            <text:p>54193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407.23204080182">
            <text:p>2407</text:p>
          </table:table-cell>
          <table:table-cell table:formula="of:=[.C89]+[.B90]" office:value-type="float" office:value="544345.630000711">
            <text:p>54434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359.08739998578">
            <text:p>2359</text:p>
          </table:table-cell>
          <table:table-cell table:formula="of:=[.C90]+[.B91]" office:value-type="float" office:value="546704.717400696">
            <text:p>54670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311.90565198607">
            <text:p>2312</text:p>
          </table:table-cell>
          <table:table-cell table:formula="of:=[.C91]+[.B92]" office:value-type="float" office:value="549016.623052682">
            <text:p>54901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265.66753894635">
            <text:p>2266</text:p>
          </table:table-cell>
          <table:table-cell table:formula="of:=[.C92]+[.B93]" office:value-type="float" office:value="551282.290591629">
            <text:p>551282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220.35418816742">
            <text:p>2220</text:p>
          </table:table-cell>
          <table:table-cell table:formula="of:=[.C93]+[.B94]" office:value-type="float" office:value="553502.644779796">
            <text:p>5535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175.94710440407">
            <text:p>2176</text:p>
          </table:table-cell>
          <table:table-cell table:formula="of:=[.C94]+[.B95]" office:value-type="float" office:value="555678.5918842">
            <text:p>55567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132.42816231599">
            <text:p>2132</text:p>
          </table:table-cell>
          <table:table-cell table:formula="of:=[.C95]+[.B96]" office:value-type="float" office:value="557811.020046516">
            <text:p>55781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089.77959906967">
            <text:p>2090</text:p>
          </table:table-cell>
          <table:table-cell table:formula="of:=[.C96]+[.B97]" office:value-type="float" office:value="559900.799645586">
            <text:p>55990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047.98400708828">
            <text:p>2048</text:p>
          </table:table-cell>
          <table:table-cell table:formula="of:=[.C97]+[.B98]" office:value-type="float" office:value="561948.783652674">
            <text:p>56194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007.02432694651">
            <text:p>2007</text:p>
          </table:table-cell>
          <table:table-cell table:formula="of:=[.C98]+[.B99]" office:value-type="float" office:value="563955.80797962">
            <text:p>56395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1966.88384040758">
            <text:p>1967</text:p>
          </table:table-cell>
          <table:table-cell table:formula="of:=[.C99]+[.B100]" office:value-type="float" office:value="565922.691820028">
            <text:p>56592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1927.54616359943">
            <text:p>1928</text:p>
          </table:table-cell>
          <table:table-cell table:formula="of:=[.C100]+[.B101]" office:value-type="float" office:value="567850.237983627">
            <text:p>56785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888.99524032744">
            <text:p>1889</text:p>
          </table:table-cell>
          <table:table-cell table:formula="of:=[.C101]+[.B102]" office:value-type="float" office:value="569739.233223955">
            <text:p>56973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851.21533552089">
            <text:p>1851</text:p>
          </table:table-cell>
          <table:table-cell table:formula="of:=[.C102]+[.B103]" office:value-type="float" office:value="571590.448559476">
            <text:p>57159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814.19102881047">
            <text:p>1814</text:p>
          </table:table-cell>
          <table:table-cell table:formula="of:=[.C103]+[.B104]" office:value-type="float" office:value="573404.639588286">
            <text:p>57340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777.90720823426">
            <text:p>1778</text:p>
          </table:table-cell>
          <table:table-cell table:formula="of:=[.C104]+[.B105]" office:value-type="float" office:value="575182.546796521">
            <text:p>57518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742.34906406958">
            <text:p>1742</text:p>
          </table:table-cell>
          <table:table-cell table:formula="of:=[.C105]+[.B106]" office:value-type="float" office:value="576924.89586059">
            <text:p>57692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707.50208278819">
            <text:p>1708</text:p>
          </table:table-cell>
          <table:table-cell table:formula="of:=[.C106]+[.B107]" office:value-type="float" office:value="578632.397943378">
            <text:p>57863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673.35204113242">
            <text:p>1673</text:p>
          </table:table-cell>
          <table:table-cell table:formula="of:=[.C107]+[.B108]" office:value-type="float" office:value="580305.749984511">
            <text:p>58030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639.88500030977">
            <text:p>1640</text:p>
          </table:table-cell>
          <table:table-cell table:formula="of:=[.C108]+[.B109]" office:value-type="float" office:value="581945.634984821">
            <text:p>581946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607.08730030358">
            <text:p>1607</text:p>
          </table:table-cell>
          <table:table-cell table:formula="of:=[.C109]+[.B110]" office:value-type="float" office:value="583552.722285124">
            <text:p>58355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574.94555429751">
            <text:p>1575</text:p>
          </table:table-cell>
          <table:table-cell table:formula="of:=[.C110]+[.B111]" office:value-type="float" office:value="585127.667839422">
            <text:p>58512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543.44664321156">
            <text:p>1543</text:p>
          </table:table-cell>
          <table:table-cell table:formula="of:=[.C111]+[.B112]" office:value-type="float" office:value="586671.114482633">
            <text:p>58667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512.57771034733">
            <text:p>1513</text:p>
          </table:table-cell>
          <table:table-cell table:formula="of:=[.C112]+[.B113]" office:value-type="float" office:value="588183.692192981">
            <text:p>58818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482.32615614038">
            <text:p>1482</text:p>
          </table:table-cell>
          <table:table-cell table:formula="of:=[.C113]+[.B114]" office:value-type="float" office:value="589666.018349121">
            <text:p>58966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452.67963301757">
            <text:p>1453</text:p>
          </table:table-cell>
          <table:table-cell table:formula="of:=[.C114]+[.B115]" office:value-type="float" office:value="591118.697982139">
            <text:p>59111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423.62604035722">
            <text:p>1424</text:p>
          </table:table-cell>
          <table:table-cell table:formula="of:=[.C115]+[.B116]" office:value-type="float" office:value="592542.324022496">
            <text:p>59254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395.15351955008">
            <text:p>1395</text:p>
          </table:table-cell>
          <table:table-cell table:formula="of:=[.C116]+[.B117]" office:value-type="float" office:value="593937.477542046">
            <text:p>59393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367.25044915907">
            <text:p>1367</text:p>
          </table:table-cell>
          <table:table-cell table:formula="of:=[.C117]+[.B118]" office:value-type="float" office:value="595304.727991205">
            <text:p>595305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339.90544017589">
            <text:p>1340</text:p>
          </table:table-cell>
          <table:table-cell table:formula="of:=[.C118]+[.B119]" office:value-type="float" office:value="596644.633431381">
            <text:p>59664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313.10733137237">
            <text:p>1313</text:p>
          </table:table-cell>
          <table:table-cell table:formula="of:=[.C119]+[.B120]" office:value-type="float" office:value="597957.740762753">
            <text:p>597958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286.84518474493">
            <text:p>1287</text:p>
          </table:table-cell>
          <table:table-cell table:formula="of:=[.C120]+[.B121]" office:value-type="float" office:value="599244.585947498">
            <text:p>599245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261.10828105003">
            <text:p>1261</text:p>
          </table:table-cell>
          <table:table-cell table:formula="of:=[.C121]+[.B122]" office:value-type="float" office:value="600505.694228548">
            <text:p>60050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235.88611542903">
            <text:p>1236</text:p>
          </table:table-cell>
          <table:table-cell table:formula="of:=[.C122]+[.B123]" office:value-type="float" office:value="601741.580343977">
            <text:p>60174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211.16839312045">
            <text:p>1211</text:p>
          </table:table-cell>
          <table:table-cell table:formula="of:=[.C123]+[.B124]" office:value-type="float" office:value="602952.748737097">
            <text:p>60295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186.94502525804">
            <text:p>1187</text:p>
          </table:table-cell>
          <table:table-cell table:formula="of:=[.C124]+[.B125]" office:value-type="float" office:value="604139.693762355">
            <text:p>60414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163.20612475288">
            <text:p>1163</text:p>
          </table:table-cell>
          <table:table-cell table:formula="of:=[.C125]+[.B126]" office:value-type="float" office:value="605302.899887108">
            <text:p>60530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139.94200225782">
            <text:p>1140</text:p>
          </table:table-cell>
          <table:table-cell table:formula="of:=[.C126]+[.B127]" office:value-type="float" office:value="606442.841889366">
            <text:p>60644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117.14316221266">
            <text:p>1117</text:p>
          </table:table-cell>
          <table:table-cell table:formula="of:=[.C127]+[.B128]" office:value-type="float" office:value="607559.985051579">
            <text:p>60756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094.80029896841">
            <text:p>1095</text:p>
          </table:table-cell>
          <table:table-cell table:formula="of:=[.C128]+[.B129]" office:value-type="float" office:value="608654.785350547">
            <text:p>60865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072.90429298904">
            <text:p>1073</text:p>
          </table:table-cell>
          <table:table-cell table:formula="of:=[.C129]+[.B130]" office:value-type="float" office:value="609727.689643536">
            <text:p>609728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51.44620712926">
            <text:p>1051</text:p>
          </table:table-cell>
          <table:table-cell table:formula="of:=[.C130]+[.B131]" office:value-type="float" office:value="610779.135850666">
            <text:p>61077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030.41728298668">
            <text:p>1030</text:p>
          </table:table-cell>
          <table:table-cell table:formula="of:=[.C131]+[.B132]" office:value-type="float" office:value="611809.553133652">
            <text:p>61181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09.80893732694">
            <text:p>1010</text:p>
          </table:table-cell>
          <table:table-cell table:formula="of:=[.C132]+[.B133]" office:value-type="float" office:value="612819.362070979">
            <text:p>612819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989.612758580404">
            <text:p>990</text:p>
          </table:table-cell>
          <table:table-cell table:formula="of:=[.C133]+[.B134]" office:value-type="float" office:value="613808.97482956">
            <text:p>61380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969.820503408796">
            <text:p>970</text:p>
          </table:table-cell>
          <table:table-cell table:formula="of:=[.C134]+[.B135]" office:value-type="float" office:value="614778.795332968">
            <text:p>61477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50.42409334062">
            <text:p>950</text:p>
          </table:table-cell>
          <table:table-cell table:formula="of:=[.C135]+[.B136]" office:value-type="float" office:value="615729.219426309">
            <text:p>615729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931.415611473807">
            <text:p>931</text:p>
          </table:table-cell>
          <table:table-cell table:formula="of:=[.C136]+[.B137]" office:value-type="float" office:value="616660.635037783">
            <text:p>61666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12.787299244331">
            <text:p>913</text:p>
          </table:table-cell>
          <table:table-cell table:formula="of:=[.C137]+[.B138]" office:value-type="float" office:value="617573.422337027">
            <text:p>61757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94.531553259445">
            <text:p>895</text:p>
          </table:table-cell>
          <table:table-cell table:formula="of:=[.C138]+[.B139]" office:value-type="float" office:value="618467.953890287">
            <text:p>61846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876.640922194256">
            <text:p>877</text:p>
          </table:table-cell>
          <table:table-cell table:formula="of:=[.C139]+[.B140]" office:value-type="float" office:value="619344.594812481">
            <text:p>619345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59.10810375037">
            <text:p>859</text:p>
          </table:table-cell>
          <table:table-cell table:formula="of:=[.C140]+[.B141]" office:value-type="float" office:value="620203.702916231">
            <text:p>62020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41.925941675363">
            <text:p>842</text:p>
          </table:table-cell>
          <table:table-cell table:formula="of:=[.C141]+[.B142]" office:value-type="float" office:value="621045.628857907">
            <text:p>62104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25.087422841856">
            <text:p>825</text:p>
          </table:table-cell>
          <table:table-cell table:formula="of:=[.C142]+[.B143]" office:value-type="float" office:value="621870.716280748">
            <text:p>62187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08.585674385019">
            <text:p>809</text:p>
          </table:table-cell>
          <table:table-cell table:formula="of:=[.C143]+[.B144]" office:value-type="float" office:value="622679.301955133">
            <text:p>62267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92.413960897318">
            <text:p>792</text:p>
          </table:table-cell>
          <table:table-cell table:formula="of:=[.C144]+[.B145]" office:value-type="float" office:value="623471.715916031">
            <text:p>623472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76.565681679372">
            <text:p>777</text:p>
          </table:table-cell>
          <table:table-cell table:formula="of:=[.C145]+[.B146]" office:value-type="float" office:value="624248.28159771">
            <text:p>62424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61.034368045784">
            <text:p>761</text:p>
          </table:table-cell>
          <table:table-cell table:formula="of:=[.C146]+[.B147]" office:value-type="float" office:value="625009.315965756">
            <text:p>625009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45.813680684869">
            <text:p>746</text:p>
          </table:table-cell>
          <table:table-cell table:formula="of:=[.C147]+[.B148]" office:value-type="float" office:value="625755.129646441">
            <text:p>62575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30.897407071171">
            <text:p>731</text:p>
          </table:table-cell>
          <table:table-cell table:formula="of:=[.C148]+[.B149]" office:value-type="float" office:value="626486.027053512">
            <text:p>62648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16.279458929748">
            <text:p>716</text:p>
          </table:table-cell>
          <table:table-cell table:formula="of:=[.C149]+[.B150]" office:value-type="float" office:value="627202.306512442">
            <text:p>627202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01.953869751153">
            <text:p>702</text:p>
          </table:table-cell>
          <table:table-cell table:formula="of:=[.C150]+[.B151]" office:value-type="float" office:value="627904.260382193">
            <text:p>62790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687.91479235613">
            <text:p>688</text:p>
          </table:table-cell>
          <table:table-cell table:formula="of:=[.C151]+[.B152]" office:value-type="float" office:value="628592.175174549">
            <text:p>62859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674.156496509007">
            <text:p>674</text:p>
          </table:table-cell>
          <table:table-cell table:formula="of:=[.C152]+[.B153]" office:value-type="float" office:value="629266.331671058">
            <text:p>629266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60.673366578827">
            <text:p>661</text:p>
          </table:table-cell>
          <table:table-cell table:formula="of:=[.C153]+[.B154]" office:value-type="float" office:value="629927.005037637">
            <text:p>629927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47.459899247251">
            <text:p>647</text:p>
          </table:table-cell>
          <table:table-cell table:formula="of:=[.C154]+[.B155]" office:value-type="float" office:value="630574.464936884">
            <text:p>63057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34.510701262306">
            <text:p>635</text:p>
          </table:table-cell>
          <table:table-cell table:formula="of:=[.C155]+[.B156]" office:value-type="float" office:value="631208.975638147">
            <text:p>63120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21.820487237059">
            <text:p>622</text:p>
          </table:table-cell>
          <table:table-cell table:formula="of:=[.C156]+[.B157]" office:value-type="float" office:value="631830.796125384">
            <text:p>63183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09.384077492318">
            <text:p>609</text:p>
          </table:table-cell>
          <table:table-cell table:formula="of:=[.C157]+[.B158]" office:value-type="float" office:value="632440.180202876">
            <text:p>63244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597.196395942472">
            <text:p>597</text:p>
          </table:table-cell>
          <table:table-cell table:formula="of:=[.C158]+[.B159]" office:value-type="float" office:value="633037.376598818">
            <text:p>633037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585.252468023622">
            <text:p>585</text:p>
          </table:table-cell>
          <table:table-cell table:formula="of:=[.C159]+[.B160]" office:value-type="float" office:value="633622.629066842">
            <text:p>63362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73.54741866315">
            <text:p>574</text:p>
          </table:table-cell>
          <table:table-cell table:formula="of:=[.C160]+[.B161]" office:value-type="float" office:value="634196.176485505">
            <text:p>634196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62.076470289887">
            <text:p>562</text:p>
          </table:table-cell>
          <table:table-cell table:formula="of:=[.C161]+[.B162]" office:value-type="float" office:value="634758.252955795">
            <text:p>634758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50.834940884089">
            <text:p>551</text:p>
          </table:table-cell>
          <table:table-cell table:formula="of:=[.C162]+[.B163]" office:value-type="float" office:value="635309.087896679">
            <text:p>63530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39.818242066407">
            <text:p>540</text:p>
          </table:table-cell>
          <table:table-cell table:formula="of:=[.C163]+[.B164]" office:value-type="float" office:value="635848.906138746">
            <text:p>635849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29.021877225079">
            <text:p>529</text:p>
          </table:table-cell>
          <table:table-cell table:formula="of:=[.C164]+[.B165]" office:value-type="float" office:value="636377.928015971">
            <text:p>636378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18.441439680578">
            <text:p>518</text:p>
          </table:table-cell>
          <table:table-cell table:formula="of:=[.C165]+[.B166]" office:value-type="float" office:value="636896.369455651">
            <text:p>63689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08.072610886966">
            <text:p>508</text:p>
          </table:table-cell>
          <table:table-cell table:formula="of:=[.C166]+[.B167]" office:value-type="float" office:value="637404.442066538">
            <text:p>63740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497.911158669227">
            <text:p>498</text:p>
          </table:table-cell>
          <table:table-cell table:formula="of:=[.C167]+[.B168]" office:value-type="float" office:value="637902.353225207">
            <text:p>63790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487.952935495842">
            <text:p>488</text:p>
          </table:table-cell>
          <table:table-cell table:formula="of:=[.C168]+[.B169]" office:value-type="float" office:value="638390.306160703">
            <text:p>63839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78.193876785925">
            <text:p>478</text:p>
          </table:table-cell>
          <table:table-cell table:formula="of:=[.C169]+[.B170]" office:value-type="float" office:value="638868.500037489">
            <text:p>638869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68.629999250207">
            <text:p>469</text:p>
          </table:table-cell>
          <table:table-cell table:formula="of:=[.C170]+[.B171]" office:value-type="float" office:value="639337.130036739">
            <text:p>63933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59.257399265203">
            <text:p>459</text:p>
          </table:table-cell>
          <table:table-cell table:formula="of:=[.C171]+[.B172]" office:value-type="float" office:value="639796.387436004">
            <text:p>63979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50.072251279899">
            <text:p>450</text:p>
          </table:table-cell>
          <table:table-cell table:formula="of:=[.C172]+[.B173]" office:value-type="float" office:value="640246.459687284">
            <text:p>640246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41.070806254301">
            <text:p>441</text:p>
          </table:table-cell>
          <table:table-cell table:formula="of:=[.C173]+[.B174]" office:value-type="float" office:value="640687.530493539">
            <text:p>64068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32.249390129214">
            <text:p>432</text:p>
          </table:table-cell>
          <table:table-cell table:formula="of:=[.C174]+[.B175]" office:value-type="float" office:value="641119.779883668">
            <text:p>64112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23.60440232663">
            <text:p>424</text:p>
          </table:table-cell>
          <table:table-cell table:formula="of:=[.C175]+[.B176]" office:value-type="float" office:value="641543.384285995">
            <text:p>641543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15.132314280098">
            <text:p>415</text:p>
          </table:table-cell>
          <table:table-cell table:formula="of:=[.C176]+[.B177]" office:value-type="float" office:value="641958.516600275">
            <text:p>64195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06.829667994496">
            <text:p>407</text:p>
          </table:table-cell>
          <table:table-cell table:formula="of:=[.C177]+[.B178]" office:value-type="float" office:value="642365.346268269">
            <text:p>64236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98.693074634606">
            <text:p>399</text:p>
          </table:table-cell>
          <table:table-cell table:formula="of:=[.C178]+[.B179]" office:value-type="float" office:value="642764.039342904">
            <text:p>64276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90.719213141914">
            <text:p>391</text:p>
          </table:table-cell>
          <table:table-cell table:formula="of:=[.C179]+[.B180]" office:value-type="float" office:value="643154.758556046">
            <text:p>643155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82.904828879075">
            <text:p>383</text:p>
          </table:table-cell>
          <table:table-cell table:formula="of:=[.C180]+[.B181]" office:value-type="float" office:value="643537.663384925">
            <text:p>64353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75.246732301494">
            <text:p>375</text:p>
          </table:table-cell>
          <table:table-cell table:formula="of:=[.C181]+[.B182]" office:value-type="float" office:value="643912.910117226">
            <text:p>643913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67.741797655464">
            <text:p>368</text:p>
          </table:table-cell>
          <table:table-cell table:formula="of:=[.C182]+[.B183]" office:value-type="float" office:value="644280.651914882">
            <text:p>64428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60.386961702355">
            <text:p>360</text:p>
          </table:table-cell>
          <table:table-cell table:formula="of:=[.C183]+[.B184]" office:value-type="float" office:value="644641.038876584">
            <text:p>64464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53.179222468308">
            <text:p>353</text:p>
          </table:table-cell>
          <table:table-cell table:formula="of:=[.C184]+[.B185]" office:value-type="float" office:value="644994.218099053">
            <text:p>64499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46.115638018941">
            <text:p>346</text:p>
          </table:table-cell>
          <table:table-cell table:formula="of:=[.C185]+[.B186]" office:value-type="float" office:value="645340.333737072">
            <text:p>64534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39.193325258563">
            <text:p>339</text:p>
          </table:table-cell>
          <table:table-cell table:formula="of:=[.C186]+[.B187]" office:value-type="float" office:value="645679.52706233">
            <text:p>64568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32.409458753391">
            <text:p>332</text:p>
          </table:table-cell>
          <table:table-cell table:formula="of:=[.C187]+[.B188]" office:value-type="float" office:value="646011.936521083">
            <text:p>64601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25.761269578323">
            <text:p>326</text:p>
          </table:table-cell>
          <table:table-cell table:formula="of:=[.C188]+[.B189]" office:value-type="float" office:value="646337.697790662">
            <text:p>64633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19.246044186757">
            <text:p>319</text:p>
          </table:table-cell>
          <table:table-cell table:formula="of:=[.C189]+[.B190]" office:value-type="float" office:value="646656.943834849">
            <text:p>646657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12.861123303022">
            <text:p>313</text:p>
          </table:table-cell>
          <table:table-cell table:formula="of:=[.C190]+[.B191]" office:value-type="float" office:value="646969.804958152">
            <text:p>64697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06.603900836961">
            <text:p>307</text:p>
          </table:table-cell>
          <table:table-cell table:formula="of:=[.C191]+[.B192]" office:value-type="float" office:value="647276.408858989">
            <text:p>64727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00.471822820222">
            <text:p>300</text:p>
          </table:table-cell>
          <table:table-cell table:formula="of:=[.C192]+[.B193]" office:value-type="float" office:value="647576.880681809">
            <text:p>64757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294.462386363818">
            <text:p>294</text:p>
          </table:table-cell>
          <table:table-cell table:formula="of:=[.C193]+[.B194]" office:value-type="float" office:value="647871.343068173">
            <text:p>647871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288.573138636541">
            <text:p>289</text:p>
          </table:table-cell>
          <table:table-cell table:formula="of:=[.C194]+[.B195]" office:value-type="float" office:value="648159.916206809">
            <text:p>64816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82.801675863811">
            <text:p>283</text:p>
          </table:table-cell>
          <table:table-cell table:formula="of:=[.C195]+[.B196]" office:value-type="float" office:value="648442.717882673">
            <text:p>648443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77.145642346534">
            <text:p>277</text:p>
          </table:table-cell>
          <table:table-cell table:formula="of:=[.C196]+[.B197]" office:value-type="float" office:value="648719.86352502">
            <text:p>64872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71.602729499604">
            <text:p>272</text:p>
          </table:table-cell>
          <table:table-cell table:formula="of:=[.C197]+[.B198]" office:value-type="float" office:value="648991.466254519">
            <text:p>64899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66.170674909612">
            <text:p>266</text:p>
          </table:table-cell>
          <table:table-cell table:formula="of:=[.C198]+[.B199]" office:value-type="float" office:value="649257.636929429">
            <text:p>64925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60.847261411419">
            <text:p>261</text:p>
          </table:table-cell>
          <table:table-cell table:formula="of:=[.C199]+[.B200]" office:value-type="float" office:value="649518.48419084">
            <text:p>649518</text:p>
          </table:table-cell>
          <table:table-cell table:number-columns-repeated="2"/>
        </table:table-row>
        <table:table-row table:style-name="ro1" table:number-rows-repeated="653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creation-date>2013-01-03T15:47:58</meta:creation-date>
    <dc:language>en-US</dc:language>
    <meta:editing-cycles>6</meta:editing-cycles>
    <meta:editing-duration>PT6M44S</meta:editing-duration>
    <dc:date>2013-02-19T15:16:27.35</dc:date>
    <meta:document-statistic meta:table-count="3" meta:cell-count="602" meta:object-count="0"/>
    <meta:user-defined meta:name="Info 1"/>
    <meta:user-defined meta:name="Info 2"/>
    <meta:user-defined meta:name="Info 3"/>
    <meta:user-defined meta:name="Info 4"/>
  </office:meta>
</office:document-meta>
</file>